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239" officeooo:paragraph-rsid="000a72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SHIL GUPTA</text:p>
      <text:p text:style-name="P1">22803027</text:p>
      <text:p text:style-name="P1">B12</text:p>
      <text:p text:style-name="P1"/>
      <text:p text:style-name="P1">CODE</text:p>
      <text:p text:style-name="P1">lst=["A","B","C","D"]</text:p>
      <text:p text:style-name="P1">dict=[{"Name":"aditya","Rent":4},{"Name":"sulabh","Rent":7},</text:p>
      <text:p text:style-name="P1"><text:s text:c="6"/>{"Name":"jasmine","Rent":8},{"Name":"pran","Rent":2}]</text:p>
      <text:p text:style-name="P1">rent=[{"Name":"A","rent":320},{"Name":"B","rent":60},</text:p>
      <text:p text:style-name="P1"><text:s text:c="6"/>{"Name":"C","rent":420},{"Name":"D","rent":200}]</text:p>
      <text:p text:style-name="P1"/>
      <text:p text:style-name="P1"/>
      <text:p text:style-name="P1">def add(lst,m):</text:p>
      <text:p text:style-name="P1"/>
      <text:p text:style-name="P1"><text:s text:c="5"/>for m in lst:</text:p>
      <text:p text:style-name="P1"><text:s text:c="9"/></text:p>
      <text:p text:style-name="P1"><text:s text:c="8"/>if m in lst:</text:p>
      <text:p text:style-name="P1"><text:s text:c="5"/>continue</text:p>
      <text:p text:style-name="P1"><text:s text:c="5"/>else: lst.append(m)</text:p>
      <text:p text:style-name="P1"><text:s text:c="4"/></text:p>
      <text:p text:style-name="P1"/>
      <text:p text:style-name="P1">def movie(lst):</text:p>
      <text:p text:style-name="P1"/>
      <text:p text:style-name="P1"><text:s/>mov= input("enter movie want to see:")</text:p>
      <text:p text:style-name="P1"><text:s/>for i in lst:</text:p>
      <text:p text:style-name="P1"><text:s/>if i == mov:</text:p>
      <text:p text:style-name="P1"><text:s/>return i</text:p>
      <text:p text:style-name="P1"/>
      <text:p text:style-name="P1"><text:s text:c="4"/></text:p>
      <text:p text:style-name="P1">def <text:s/>rentmovie(lst,Name):</text:p>
      <text:p text:style-name="P1">for i in <text:s/>rent</text:p>
      <text:p text:style-name="P1"><text:s text:c="4"/>if i == Name :</text:p>
      <text:p text:style-name="P1"><text:s text:c="9"/>{dict[i]+=1</text:p>
      <text:p text:style-name="P1"><text:s text:c="4"/>printf("Movie selected is " mov(Name))</text:p>
      <text:p text:style-name="P1"><text:s text:c="7"/>return rent[Name]</text:p>
      <text:p text:style-name="P1"><text:s text:c="10"/></text:p>
      <text:p text:style-name="P1"><text:s text:c="5"/>else dict.update( {name:1})</text:p>
      <text:p text:style-name="P1"/>
      <text:p text:style-name="P1"><text:s text:c="5"/></text:p>
      <text:p text:style-name="P1">def report(name):</text:p>
      <text:p text:style-name="P1"><text:s text:c="4"/>printf("your customer name is " name)</text:p>
      <text:p text:style-name="P1"><text:s text:c="5"/>for ele in dict:</text:p>
      <text:p text:style-name="P1"><text:s text:c="4"/>if ele == name:</text:p>
      <text:p text:style-name="P1"><text:s text:c="4"/>print(dict[ele],ele)</text:p>
      <text:p text:style-name="P1"><text:s text:c="4"/>else dict.update( {name:1})</text:p>
      <text:p text:style-name="P1"/>
      <text:p text:style-name="P1"/>
      <text:p text:style-name="P1"/>
      <text:p text:style-name="P1"/>
      <text:p text:style-name="P1">print("enter movie of your choice")</text:p>
      <text:p text:style-name="P1"><text:s/>m = int(input("enter movie"))</text:p>
      <text:p text:style-name="P1"><text:s text:c="6"/>add(lst,m)</text:p>
      <text:p text:style-name="P1"><text:soft-page-break/><text:s text:c="4"/>print(movie(lst))</text:p>
      <text:p text:style-name="P1"/>
      <text:p text:style-name="P1">GIT HUB LINK </text:p>
      <text:p text:style-name="P1"/>
      <text:p text:style-name="P1">https://github.com/Harshil78234/EVALUATION1.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9T16:28:18.525000000</meta:creation-date>
    <dc:date>2024-09-09T16:29:25.763000000</dc:date>
    <meta:editing-duration>PT1M10S</meta:editing-duration>
    <meta:editing-cycles>1</meta:editing-cycles>
    <meta:document-statistic meta:table-count="0" meta:image-count="0" meta:object-count="0" meta:page-count="2" meta:paragraph-count="43" meta:word-count="98" meta:character-count="977" meta:non-whitespace-character-count="782"/>
    <meta:generator>LibreOffice/7.2.2.2$Windows_X86_64 LibreOffice_project/02b2acce88a210515b4a5bb2e46cbfb63fe97d56</meta:generator>
  </office:meta>
</office:document-meta>
</file>